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7.144cm" table:align="left"/>
    </style:style>
    <style:style style:name="Tabela1.A" style:family="table-column">
      <style:table-column-properties style:column-width="1.588cm"/>
    </style:style>
    <style:style style:name="Tabela1.B" style:family="table-column">
      <style:table-column-properties style:column-width="5.556cm"/>
    </style:style>
    <style:style style:name="Tabela1.A1" style:family="table-cell">
      <style:table-cell-properties fo:padding="0cm" fo:border="none"/>
    </style:style>
    <style:style style:name="Tabela2" style:family="table">
      <style:table-properties style:width="16.245cm" table:align="left"/>
    </style:style>
    <style:style style:name="Tabela2.A" style:family="table-column">
      <style:table-column-properties style:column-width="5.424cm"/>
    </style:style>
    <style:style style:name="Tabela2.B" style:family="table-column">
      <style:table-column-properties style:column-width="5.398cm"/>
    </style:style>
    <style:style style:name="Tabela2.A1" style:family="table-cell">
      <style:table-cell-properties fo:padding="0.049cm" fo:border="1pt solid #000000"/>
    </style:style>
    <style:style style:name="Tabela2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ela2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3" style:family="table">
      <style:table-properties style:width="16.245cm" table:align="left"/>
    </style:style>
    <style:style style:name="Tabela3.A" style:family="table-column">
      <style:table-column-properties style:column-width="5.424cm"/>
    </style:style>
    <style:style style:name="Tabela3.B" style:family="table-column">
      <style:table-column-properties style:column-width="5.398cm"/>
    </style:style>
    <style:style style:name="Tabela3.A1" style:family="table-cell">
      <style:table-cell-properties fo:padding="0.049cm" fo:border="1pt solid #000000"/>
    </style:style>
    <style:style style:name="Tabela3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ela3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3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style:font-name="Arial1" fo:font-size="14pt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text-properties fo:font-style="italic"/>
    </style:style>
    <style:style style:name="P5" style:family="paragraph" style:parent-style-name="Text_20_body">
      <style:paragraph-properties fo:text-align="justify" style:justify-single-word="false"/>
      <style:text-properties fo:font-weight="bold"/>
    </style:style>
    <style:style style:name="P6" style:family="paragraph" style:parent-style-name="Text_20_body">
      <style:text-properties officeooo:paragraph-rsid="0004e82a"/>
    </style:style>
    <style:style style:name="P7" style:family="paragraph" style:parent-style-name="Text_20_body">
      <style:text-properties fo:color="#000000"/>
    </style:style>
    <style:style style:name="P8" style:family="paragraph" style:parent-style-name="Text_20_body">
      <style:text-properties fo:color="#000000" fo:font-style="italic"/>
    </style:style>
    <style:style style:name="P9" style:family="paragraph" style:parent-style-name="Text_20_body">
      <style:text-properties fo:color="#000000" fo:font-style="italic" officeooo:rsid="000c39ed" officeooo:paragraph-rsid="000c39ed"/>
    </style:style>
    <style:style style:name="P10" style:family="paragraph" style:parent-style-name="Text_20_body">
      <style:paragraph-properties fo:text-align="center" style:justify-single-word="false"/>
      <style:text-properties fo:font-size="36pt" officeooo:rsid="0004e82a" officeooo:paragraph-rsid="0004e82a" style:font-size-asian="36pt" style:font-size-complex="36pt"/>
    </style:style>
    <style:style style:name="P11" style:family="paragraph" style:parent-style-name="Text_20_body">
      <style:paragraph-properties fo:margin-left="0cm" fo:margin-right="0cm" fo:text-indent="0cm" style:auto-text-indent="false"/>
    </style:style>
    <style:style style:name="P12" style:family="paragraph" style:parent-style-name="Heading_20_2">
      <style:paragraph-properties fo:margin-left="0cm" fo:margin-right="0cm" fo:text-indent="0cm" style:auto-text-indent="false"/>
    </style:style>
    <style:style style:name="P13" style:family="paragraph" style:parent-style-name="Text_20_body">
      <style:paragraph-properties fo:margin-left="0.635cm" fo:margin-right="0cm" fo:text-indent="-0.635cm" style:auto-text-indent="false"/>
      <style:text-properties fo:color="#000000"/>
    </style:style>
    <style:style style:name="P14" style:family="paragraph" style:parent-style-name="Text_20_body">
      <style:paragraph-properties fo:margin-left="0cm" fo:margin-right="0cm" fo:text-indent="1.27cm" style:auto-text-indent="false"/>
      <style:text-properties fo:font-size="12pt"/>
    </style:style>
    <style:style style:name="P15" style:family="paragraph" style:parent-style-name="Text_20_body">
      <style:paragraph-properties fo:margin-left="0cm" fo:margin-right="0cm" fo:text-align="justify" style:justify-single-word="false" fo:text-indent="1.27cm" style:auto-text-indent="false"/>
      <style:text-properties fo:font-size="12pt"/>
    </style:style>
    <style:style style:name="P16" style:family="paragraph" style:parent-style-name="Text_20_body">
      <style:paragraph-properties fo:margin-left="0cm" fo:margin-right="0cm" fo:text-align="justify" style:justify-single-word="false" fo:text-indent="1.27cm" style:auto-text-indent="false"/>
    </style:style>
    <style:style style:name="P17" style:family="paragraph" style:parent-style-name="Text_20_body">
      <style:paragraph-properties fo:margin-left="0cm" fo:margin-right="0cm" fo:text-align="justify" style:justify-single-word="false" fo:text-indent="1.27cm" style:auto-text-indent="false" fo:break-before="page"/>
    </style:style>
    <style:style style:name="P18" style:family="paragraph" style:parent-style-name="Text_20_body">
      <style:paragraph-properties fo:margin-left="1.27cm" fo:margin-right="0cm" fo:text-align="justify" style:justify-single-word="false" fo:text-indent="1.27cm" style:auto-text-indent="false"/>
    </style:style>
    <style:style style:name="P19" style:family="paragraph" style:parent-style-name="Text_20_body">
      <style:paragraph-properties fo:margin-left="1.27cm" fo:margin-right="0cm" fo:text-align="justify" style:justify-single-word="false" fo:text-indent="0cm" style:auto-text-indent="false"/>
    </style:style>
    <style:style style:name="P20" style:family="paragraph" style:parent-style-name="Text_20_body">
      <style:paragraph-properties fo:margin-left="2.54cm" fo:margin-right="0cm" fo:text-align="justify" style:justify-single-word="false" fo:text-indent="0cm" style:auto-text-indent="false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Heading_20_1">
      <style:paragraph-properties fo:margin-left="0.504cm" fo:margin-right="0cm" fo:text-align="start" style:justify-single-word="false" fo:text-indent="-0.254cm" style:auto-text-indent="false" fo:break-before="page"/>
    </style:style>
    <style:style style:name="P24" style:family="paragraph" style:parent-style-name="Heading_20_1">
      <style:paragraph-properties fo:margin-left="0.504cm" fo:margin-right="0cm" fo:text-align="start" style:justify-single-word="false" fo:text-indent="-0.254cm" style:auto-text-indent="false" fo:break-before="page"/>
      <style:text-properties fo:color="#000000"/>
    </style:style>
    <style:style style:name="P25" style:family="paragraph" style:parent-style-name="Heading_20_1">
      <style:paragraph-properties fo:margin-left="0.504cm" fo:margin-right="0cm" fo:text-align="start" style:justify-single-word="false" fo:text-indent="-0.254cm" style:auto-text-indent="false"/>
    </style:style>
    <style:style style:name="P26" style:family="paragraph" style:parent-style-name="Heading_20_2">
      <style:paragraph-properties fo:margin-left="0.508cm" fo:margin-right="0cm" fo:text-indent="-0.508cm" style:auto-text-indent="false"/>
    </style:style>
    <style:style style:name="P27" style:family="paragraph" style:parent-style-name="Heading_20_2">
      <style:paragraph-properties fo:margin-left="0.508cm" fo:margin-right="0cm" fo:text-indent="-0.508cm" style:auto-text-indent="false"/>
      <style:text-properties fo:color="#000000"/>
    </style:style>
    <style:style style:name="P28" style:family="paragraph" style:parent-style-name="Heading_20_2">
      <style:paragraph-properties fo:margin-left="0.508cm" fo:margin-right="0cm" fo:margin-top="0.423cm" fo:margin-bottom="0.106cm" style:contextual-spacing="false" fo:text-align="justify" style:justify-single-word="false" fo:text-indent="-0.508cm" style:auto-text-indent="false" fo:background-color="transparent">
        <style:background-image/>
      </style:paragraph-properties>
    </style:style>
    <style:style style:name="P29" style:family="paragraph" style:parent-style-name="Table_20_Contents">
      <style:paragraph-properties fo:margin-top="0cm" fo:margin-bottom="0.499cm" style:contextual-spacing="false"/>
    </style:style>
    <style:style style:name="P30" style:family="paragraph" style:parent-style-name="Table_20_Contents">
      <style:paragraph-properties fo:margin-top="0cm" fo:margin-bottom="0.499cm" style:contextual-spacing="false"/>
      <style:text-properties fo:font-weight="bold"/>
    </style:style>
    <style:style style:name="P31" style:family="paragraph" style:parent-style-name="Table_20_Contents">
      <style:paragraph-properties fo:margin-top="0cm" fo:margin-bottom="0.499cm" style:contextual-spacing="false" fo:text-align="justify" style:justify-single-word="false"/>
      <style:text-properties fo:color="#000000" fo:font-style="italic"/>
    </style:style>
    <style:style style:name="P3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5" style:family="paragraph" style:parent-style-name="Text_20_body">
      <style:paragraph-properties fo:text-align="center" style:justify-single-word="false"/>
      <style:text-properties style:font-name="Arial1" fo:font-size="14pt" officeooo:rsid="000cf48c" officeooo:paragraph-rsid="000cf48c"/>
    </style:style>
    <style:style style:name="P36" style:family="paragraph" style:parent-style-name="Text_20_body">
      <style:text-properties fo:color="#000000" fo:font-style="italic" officeooo:rsid="000c39ed" officeooo:paragraph-rsid="000d48a3"/>
    </style:style>
    <style:style style:name="P37" style:family="paragraph" style:parent-style-name="Text_20_body" style:list-style-name="L1">
      <style:paragraph-properties fo:margin-top="0cm" fo:margin-bottom="0.212cm" style:contextual-spacing="false" fo:text-align="justify" style:justify-single-word="false"/>
      <style:text-properties fo:color="#000000"/>
    </style:style>
    <style:style style:name="P38" style:family="paragraph" style:parent-style-name="Text_20_body" style:list-style-name="L2">
      <style:paragraph-properties fo:margin-top="0cm" fo:margin-bottom="0.212cm" style:contextual-spacing="false" fo:text-align="justify" style:justify-single-word="false"/>
    </style:style>
    <style:style style:name="T1" style:family="text">
      <style:text-properties fo:font-size="18pt"/>
    </style:style>
    <style:style style:name="T2" style:family="text">
      <style:text-properties fo:font-variant="normal" fo:text-transform="none"/>
    </style:style>
    <style:style style:name="T3" style:family="text">
      <style:text-properties fo:font-style="italic"/>
    </style:style>
    <style:style style:name="T4" style:family="text">
      <style:text-properties fo:font-weight="bold"/>
    </style:style>
    <style:style style:name="T5" style:family="text">
      <style:text-properties fo:font-size="13pt"/>
    </style:style>
    <style:style style:name="T6" style:family="text">
      <style:text-properties fo:font-size="13pt" fo:font-weight="bold"/>
    </style:style>
    <style:style style:name="T7" style:family="text">
      <style:text-properties fo:font-size="12pt"/>
    </style:style>
    <style:style style:name="T8" style:family="text">
      <style:text-properties fo:font-size="12pt" fo:font-weight="bold"/>
    </style:style>
    <style:style style:name="T9" style:family="text">
      <style:text-properties officeooo:rsid="000ad1b1"/>
    </style:style>
    <style:style style:name="T10" style:family="text">
      <style:text-properties officeooo:rsid="000d48a3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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1"/>
      <text:p text:style-name="Text_20_body"/>
      <text:p text:style-name="Text_20_body"/>
      <text:p text:style-name="P6"><text:line-break/><text:tab/><text:tab/><text:tab/><text:tab/></text:p>
      <text:p text:style-name="P6"/>
      <text:p text:style-name="P6"/>
      <text:p text:style-name="P10"/>
      <text:p text:style-name="P10"/>
      <text:p text:style-name="P10">Documento de Requisitos</text:p>
      <text:p text:style-name="P6"><text:tab/><text:tab/><text:tab/><text:tab/><text:tab/>&lt;<text:span text:style-name="T1">Nome do Sistema&gt;</text:span></text:p>
      <text:p text:style-name="P2"/>
      <text:p text:style-name="P35">Andre Victor Fernades Torres</text:p>
      <text:p text:style-name="P35">1450778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araguatatuba – 05 / 2015</text:p>
      <text:p text:style-name="Text_20_body"><text:soft-page-break/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P22">Sumário</text:p>
          </text:index-title>
          <text:p text:style-name="P33"><text:a xlink:type="simple" xlink:href="#__RefHeading__131_1909065033" text:style-name="Index_20_Link" text:visited-style-name="Index_20_Link">1. Introdução<text:tab/>3</text:a></text:p>
          <text:p text:style-name="P32"><text:a xlink:type="simple" xlink:href="#__RefHeading__133_1909065033" text:style-name="Index_20_Link" text:visited-style-name="Index_20_Link">1.1. Propósito<text:tab/>3</text:a></text:p>
          <text:p text:style-name="P32"><text:a xlink:type="simple" xlink:href="#__RefHeading__135_1909065033" text:style-name="Index_20_Link" text:visited-style-name="Index_20_Link">1.2. Público Alvo<text:tab/>3</text:a></text:p>
          <text:p text:style-name="P32"><text:a xlink:type="simple" xlink:href="#__RefHeading__137_1909065033" text:style-name="Index_20_Link" text:visited-style-name="Index_20_Link">1.3. Escopo<text:tab/>3</text:a></text:p>
          <text:p text:style-name="P32"><text:a xlink:type="simple" xlink:href="#__RefHeading__139_1909065033" text:style-name="Index_20_Link" text:visited-style-name="Index_20_Link">1.4. Definições e Abreviações.<text:tab/>3</text:a></text:p>
          <text:p text:style-name="P32"><text:a xlink:type="simple" xlink:href="#__RefHeading__141_1909065033" text:style-name="Index_20_Link" text:visited-style-name="Index_20_Link">1.5. Referências<text:tab/>3</text:a></text:p>
          <text:p text:style-name="P32"><text:a xlink:type="simple" xlink:href="#__RefHeading__143_1909065033" text:style-name="Index_20_Link" text:visited-style-name="Index_20_Link">1.6. Visão geral do documento<text:tab/>3</text:a></text:p>
          <text:p text:style-name="P33"><text:a xlink:type="simple" xlink:href="#__RefHeading__145_1909065033" text:style-name="Index_20_Link" text:visited-style-name="Index_20_Link">2. Visão Geral do Produto<text:tab/>4</text:a></text:p>
          <text:p text:style-name="P32"><text:a xlink:type="simple" xlink:href="#__RefHeading__147_1909065033" text:style-name="Index_20_Link" text:visited-style-name="Index_20_Link">2.1. Descrição dos usuários<text:tab/>4</text:a></text:p>
          <text:p text:style-name="P33"><text:a xlink:type="simple" xlink:href="#__RefHeading__149_1909065033" text:style-name="Index_20_Link" text:visited-style-name="Index_20_Link">3. Requisitos Funcionais<text:tab/>5</text:a></text:p>
          <text:p text:style-name="P32"><text:a xlink:type="simple" xlink:href="#__RefHeading__151_1909065033" text:style-name="Index_20_Link" text:visited-style-name="Index_20_Link">Categoria do Requisito<text:tab/>5</text:a></text:p>
          <text:p text:style-name="P34"><text:a xlink:type="simple" xlink:href="#__RefHeading__153_1909065033" text:style-name="Index_20_Link" text:visited-style-name="Index_20_Link">[RF001]&lt;Requisito funcional 1&gt;<text:tab/>5</text:a></text:p>
          <text:p text:style-name="P34"><text:a xlink:type="simple" xlink:href="#__RefHeading__155_1909065033" text:style-name="Index_20_Link" text:visited-style-name="Index_20_Link">[RF002]&lt;Requisito funcional 2&gt;<text:tab/>5</text:a></text:p>
          <text:p text:style-name="P34"><text:a xlink:type="simple" xlink:href="#__RefHeading__157_1909065033" text:style-name="Index_20_Link" text:visited-style-name="Index_20_Link">[RF00N]&lt;Requisito funcional n&gt;<text:tab/>5</text:a></text:p>
          <text:p text:style-name="P33"><text:a xlink:type="simple" xlink:href="#__RefHeading__159_1909065033" text:style-name="Index_20_Link" text:visited-style-name="Index_20_Link">4. Requisitos Não Funcionais<text:tab/>6</text:a></text:p>
          <text:p text:style-name="P32"><text:a xlink:type="simple" xlink:href="#__RefHeading__161_1909065033" text:style-name="Index_20_Link" text:visited-style-name="Index_20_Link">Categoria do Requisito<text:tab/>6</text:a></text:p>
          <text:p text:style-name="P34"><text:a xlink:type="simple" xlink:href="#__RefHeading__163_1909065033" text:style-name="Index_20_Link" text:visited-style-name="Index_20_Link">[RNF001]&lt;Requisito não-funcional 1&gt;<text:tab/>6</text:a></text:p>
          <text:p text:style-name="P34"><text:a xlink:type="simple" xlink:href="#__RefHeading__165_1909065033" text:style-name="Index_20_Link" text:visited-style-name="Index_20_Link">[RNF002]&lt;Requisito não-funcional 2&gt;<text:tab/>6</text:a></text:p>
          <text:p text:style-name="P34"><text:a xlink:type="simple" xlink:href="#__RefHeading__167_1909065033" text:style-name="Index_20_Link" text:visited-style-name="Index_20_Link">[RNF00N]&lt;Requisito não-funcional n&gt;<text:tab/>6</text:a></text:p>
          <text:p text:style-name="P33"><text:a xlink:type="simple" xlink:href="#__RefHeading__169_1909065033" text:style-name="Index_20_Link" text:visited-style-name="Index_20_Link">5. Casos de Uso<text:tab/>7</text:a></text:p>
          <text:p text:style-name="P32"><text:a xlink:type="simple" xlink:href="#__RefHeading__171_1909065033" text:style-name="Index_20_Link" text:visited-style-name="Index_20_Link">Identificação dos atores<text:tab/>7</text:a></text:p>
          <text:p text:style-name="P32"><text:a xlink:type="simple" xlink:href="#__RefHeading__173_1909065033" text:style-name="Index_20_Link" text:visited-style-name="Index_20_Link">Identificação dos Casos de Uso<text:tab/>7</text:a></text:p>
          <text:p text:style-name="P32"><text:a xlink:type="simple" xlink:href="#__RefHeading__175_1909065033" text:style-name="Index_20_Link" text:visited-style-name="Index_20_Link">Diagrama de Caso de Uso<text:tab/>7</text:a></text:p>
          <text:p text:style-name="P33"><text:a xlink:type="simple" xlink:href="#__RefHeading__177_1909065033" text:style-name="Index_20_Link" text:visited-style-name="Index_20_Link">6. Detalhamento do Casos de Uso<text:tab/>8</text:a></text:p>
          <text:p text:style-name="P33"><text:a xlink:type="simple" xlink:href="#__RefHeading__179_1909065033" text:style-name="Index_20_Link" text:visited-style-name="Index_20_Link">7. Modelo Entidade Relacionamento<text:tab/>10</text:a></text:p>
          <text:p text:style-name="P33"><text:a xlink:type="simple" xlink:href="#__RefHeading__181_1909065033" text:style-name="Index_20_Link" text:visited-style-name="Index_20_Link">8. Modelo Relacional<text:tab/>11</text:a></text:p>
        </text:index-body>
      </text:table-of-content>
      <text:p text:style-name="Text_20_body"/>
      <text:h text:style-name="P24" text:outline-level="1"><text:bookmark-start text:name="__RefHeading__131_1909065033"/>1.<text:span text:style-name="T2"> </text:span>Introdução<text:bookmark-end text:name="__RefHeading__131_1909065033"/></text:h>
      <text:h text:style-name="P27" text:outline-level="2"><text:bookmark-start text:name="__RefHeading__133_1909065033"/><text:bookmark text:name="_Toc418778191"/>1.1.<text:span text:style-name="T2"> </text:span>Propósito<text:bookmark-end text:name="__RefHeading__133_1909065033"/></text:h>
      <text:p text:style-name="P7">Este documento especifica os requisitos dos sistemas a serem desenvolvidos pela <text:span text:style-name="T9">IF Campos caraguatatuba</text:span><text:span text:style-name="T3">,</text:span> fornecendo aos desenvolvedores as informações necessárias para o projeto e implementação, assim como para a realização dos testes e homologação do sistema.</text:p>
      <text:h text:style-name="P27" text:outline-level="2"><text:bookmark-start text:name="__RefHeading__135_1909065033"/><text:bookmark text:name="_Toc418778192"/>1.2.<text:span text:style-name="T2"> </text:span>Público Alvo<text:bookmark-end text:name="__RefHeading__135_1909065033"/></text:h>
      <text:p text:style-name="P7">Este documento se destina aos arquitetos de software, engenheiros de software e testadores.</text:p>
      <text:h text:style-name="P27" text:outline-level="2"><text:bookmark-start text:name="__RefHeading__137_1909065033"/><text:bookmark text:name="_Toc418778193"/>1.3.<text:span text:style-name="T2"> </text:span>Escopo<text:bookmark-end text:name="__RefHeading__137_1909065033"/></text:h>
      <text:p text:style-name="P8">Este documento realiza a elicitação de requisitos de um determinado sistema (qual sistema?).</text:p>
      <text:p text:style-name="P9">Este site fornecera ofertas de produtos.</text:p>
      <text:p text:style-name="P36">Dentro dest<text:span text:style-name="T10">e documento tera:</text:span></text:p>
      <text:p text:style-name="P36"><text:span text:style-name="T10"><text:tab/> </text:span><text:s text:c="2"/></text:p>
      <text:h text:style-name="P27" text:outline-level="2"><text:bookmark-start text:name="__RefHeading__139_1909065033"/><text:bookmark text:name="_Toc418778194"/>1.4.<text:span text:style-name="T2"> </text:span>Definições e Abreviações.<text:bookmark-end text:name="__RefHeading__139_1909065033"/></text:h>
      <text:p text:style-name="P7">&lt;<text:span text:style-name="T3">Nesta seção serão descritos as abreviações, definições e acrônimos relevantes ao documento em ordem alfabética. Segue uma lista de definições, acrônimos e abreviações usados neste documento. A referência 1.5</text:span> <text:span text:style-name="T3">trás termos adicionais aos apresentados abaixo.</text:span>&gt;</text:p>
      <text:p text:style-name="P7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1">Id_doc</text:p>
          </table:table-cell>
          <table:table-cell table:style-name="Tabela1.A1" office:value-type="string">
            <text:p text:style-name="P31">Identificador de documento&gt;</text:p>
          </table:table-cell>
        </table:table-row>
      </table:table>
      <text:h text:style-name="P27" text:outline-level="2"><text:bookmark-start text:name="__RefHeading__141_1909065033"/><text:bookmark text:name="_Toc418778195"/>1.5.<text:span text:style-name="T2"> </text:span>Referências<text:bookmark-end text:name="__RefHeading__141_1909065033"/></text:h>
      <text:p text:style-name="P7">&lt;<text:span text:style-name="T3">Esta seção é destinada à descrição das referências utilizadas pelo documento, como por exemplo, URLs e livros. Ver exemplo a seguir:</text:span>&gt;</text:p>
      <text:p text:style-name="P13"><text:bookmark text:name="_Ref68450081"/>[1]<text:span text:style-name="T2"> </text:span>“Glossário da <text:span text:style-name="T3">USina</text:span>”, &lt;<text:span text:style-name="T3">id_doc glossário</text:span>&gt;, Versão &lt;<text:span text:style-name="T3">versão</text:span>&gt;. Localização: &lt;<text:span text:style-name="T3">localização</text:span>&gt;.</text:p>
      <text:h text:style-name="P26" text:outline-level="2"><text:bookmark-start text:name="__RefHeading__143_1909065033"/><text:bookmark text:name="_Toc418778196"/>1.6.<text:span text:style-name="T2"> </text:span>Visão geral do documento<text:bookmark-end text:name="__RefHeading__143_1909065033"/></text:h>
      <text:list xml:id="list7130163229043199775" text:style-name="L1">
        <text:list-item>
          <text:p text:style-name="P37"><text:span text:style-name="T4">Na seção 2</text:span> apresenta uma visão geral do sistema, caracterizando qual é o seu escopo e descrevendo seus usuários. </text:p>
        </text:list-item>
        <text:list-item>
          <text:p text:style-name="P37"><text:span text:style-name="T4">A seção 3</text:span> especifica as premissas e restrições do requisitos levantados. </text:p>
        </text:list-item>
        <text:list-item>
          <text:p text:style-name="P37"><text:span text:style-name="T4">Na seção 4</text:span> são enumerados todos os requisitos funcionais, e </text:p>
        </text:list-item>
        <text:list-item>
          <text:p text:style-name="P37"><text:span text:style-name="T4">Na seção 5</text:span> os não-funcionais do sistema. </text:p>
        </text:list-item>
      </text:list>
      <text:h text:style-name="P23" text:outline-level="1"><text:bookmark-start text:name="__RefHeading__8_176920218"/><text:bookmark-start text:name="__RefHeading__145_1909065033"/><text:bookmark text:name="_Ref70049424"/>2.<text:span text:style-name="T2"> </text:span>Visão Geral do Produto<text:bookmark-end text:name="__RefHeading__8_176920218"/><text:bookmark-end text:name="__RefHeading__145_1909065033"/></text:h>
      <text:p text:style-name="Text_20_body"/>
      <text:p text:style-name="Text_20_body"><text:span text:style-name="T3">&lt;Descreve o objetivo do sistema, suas respectivas funcionalidades, qual o público alvo do sistema, qual a necessidade de implementar o produto, o impacto do sistema e sucesso que a solução irá trazer.</text:span>&gt;</text:p>
      <text:h text:style-name="P28" text:outline-level="2"><text:bookmark-start text:name="__RefHeading__147_1909065033"/><text:bookmark text:name="_Toc418778197"/>2.1.<text:span text:style-name="T2"> </text:span>Descrição dos usuários <text:bookmark-end text:name="__RefHeading__147_1909065033"/></text:h>
      <text:p text:style-name="P4">&lt;Descreve quais os usuários finais do sistema.&gt;</text:p>
      <text:h text:style-name="P23" text:outline-level="1"><text:bookmark-start text:name="__RefHeading__149_1909065033"/><text:bookmark text:name="_Ref70049455"/>3.<text:span text:style-name="T2"> </text:span>Requisitos Funcionais<text:bookmark-end text:name="__RefHeading__149_1909065033"/></text:h>
      <text:p text:style-name="Text_20_body"/>
      <text:p text:style-name="Text_20_body">Nesta seção, apresente todos os requisitos funcionais do sistema. &gt;</text:p>
      <text:h text:style-name="P12" text:outline-level="2"><text:bookmark-start text:name="__RefHeading__151_1909065033"/><text:bookmark text:name="_Toc418778198"/>Categoria do Requisito<text:bookmark-end text:name="__RefHeading__151_1909065033"/></text:h>
      <text:p text:style-name="Text_20_body"/>
      <text:h text:style-name="Heading_20_3" text:outline-level="3"><text:bookmark-start text:name="__RefHeading__153_1909065033"/><text:bookmark text:name="_Toc418778199"/>[RF001]&lt;Requisito funcional 1&gt;<text:bookmark-end text:name="__RefHeading__153_1909065033"/></text:h>
      <text:p text:style-name="P14">&lt;Descreva nesta seção o requisito funcional 1.&gt;</text:p>
      <text:p text:style-name="Text_20_body"/>
      <text:h text:style-name="Heading_20_3" text:outline-level="3"><text:bookmark-start text:name="__RefHeading__155_1909065033"/><text:bookmark text:name="_Toc418778200"/>[RF002]&lt;Requisito funcional 2&gt;<text:bookmark-end text:name="__RefHeading__155_1909065033"/></text:h>
      <text:p text:style-name="P14">&lt;Descreva nesta seção o requisito funcional 2.&gt;</text:p>
      <text:p text:style-name="Text_20_body"/>
      <text:h text:style-name="Heading_20_3" text:outline-level="3"><text:bookmark-start text:name="__RefHeading__157_1909065033"/><text:bookmark text:name="_Toc418778201"/>[RF00N]&lt;Requisito funcional n&gt;<text:bookmark-end text:name="__RefHeading__157_1909065033"/></text:h>
      <text:p text:style-name="P14">&lt;Descreva nesta seção o requisito funcional n.&gt;</text:p>
      <text:h text:style-name="P23" text:outline-level="1"><text:bookmark-start text:name="__RefHeading__159_1909065033"/><text:bookmark text:name="_Ref70049575"/>4.<text:span text:style-name="T2"> </text:span>Requisitos Não Funcionais<text:bookmark-end text:name="__RefHeading__159_1909065033"/></text:h>
      <text:p text:style-name="Text_20_body"/>
      <text:p text:style-name="P11">&lt;Nesta seção, apresente todos os requisitos funcionais do sistema. &gt; Organizar os requisitos funcionais por setores. Ex: Sistema de aquecimento, Estrutura, etc</text:p>
      <text:p text:style-name="P11"/>
      <text:list xml:id="list8465408585245046997" text:style-name="L2">
        <text:list-item>
          <text:p text:style-name="P38">Segurança: Descreve os requisitos associados à integridade dos dados, privacidade, como o sistema trata de informação confidencial, liberação de acesso aos usuários do sistema </text:p>
        </text:list-item>
        <text:list-item>
          <text:p text:style-name="P38">Desempenho: Descreve o tempo de resposta do sistema durante o uso dos recursos disponibilizados </text:p>
        </text:list-item>
        <text:list-item>
          <text:p text:style-name="P38">Usabilidade: Descreve os requisitos não-funcionais associados à facilidade de uso do sistema </text:p>
        </text:list-item>
        <text:list-item>
          <text:p text:style-name="P38">Confiabilidade: Descreve os requisitos não funcionais associados à frequência de falha, e a robustez do sistema na recuperação destas falhas </text:p>
        </text:list-item>
        <text:list-item>
          <text:p text:style-name="P38">Padrões: Descreve quais os padrões e normas a serem seguidas ao desenvolvimento do sistema </text:p>
        </text:list-item>
        <text:list-item>
          <text:p text:style-name="P38">Hardware e Software: Descreve qual o hardware e software que será utilizado pelo sistema </text:p>
        </text:list-item>
      </text:list>
      <text:h text:style-name="P12" text:outline-level="2"><text:bookmark-start text:name="__RefHeading__161_1909065033"/><text:bookmark text:name="_Toc418778202"/>Categoria do Requisito<text:bookmark-end text:name="__RefHeading__161_1909065033"/></text:h>
      <text:h text:style-name="Heading_20_3" text:outline-level="3"><text:bookmark-start text:name="__RefHeading__163_1909065033"/><text:bookmark text:name="_Toc418778203"/>[RNF001]&lt;Requisito não-funcional 1&gt;<text:bookmark-end text:name="__RefHeading__163_1909065033"/></text:h>
      <text:p text:style-name="Text_20_body">&lt;Descreva nesta seção o requisito não-funcional 1.&gt;</text:p>
      <text:h text:style-name="Heading_20_3" text:outline-level="3"><text:bookmark-start text:name="__RefHeading__165_1909065033"/><text:bookmark text:name="_Toc418778204"/>[RNF002]&lt;Requisito não-funcional 2&gt;<text:bookmark-end text:name="__RefHeading__165_1909065033"/></text:h>
      <text:p text:style-name="Text_20_body">&lt;Descreva nesta seção o requisito não-funcional 2.&gt;</text:p>
      <text:h text:style-name="Heading_20_3" text:outline-level="3"><text:bookmark-start text:name="__RefHeading__167_1909065033"/><text:bookmark text:name="_Toc418778205"/>[RNF00N]&lt;Requisito não-funcional n&gt;<text:bookmark-end text:name="__RefHeading__167_1909065033"/></text:h>
      <text:p text:style-name="Text_20_body">&lt;Descreva nesta seção o requisito não-funcional n.&gt;</text:p>
      <text:p text:style-name="Text_20_body"/>
      <text:p text:style-name="Text_20_body"/>
      <text:p text:style-name="Text_20_body"/>
      <text:h text:style-name="P23" text:outline-level="1"><text:bookmark-start text:name="__RefHeading__169_1909065033"/>5.<text:span text:style-name="T2"> </text:span>Casos de Uso<text:bookmark-end text:name="__RefHeading__169_1909065033"/></text:h>
      <text:p text:style-name="Text_20_body"/>
      <text:p text:style-name="P11">&lt;Nesta seção, apresente todos os casos de uso do sistema. &gt; Coloque todos os atores.</text:p>
      <text:h text:style-name="P12" text:outline-level="2"><text:bookmark-start text:name="__RefHeading__171_1909065033"/><text:bookmark text:name="_Toc418778206"/>Identificação dos atores<text:bookmark-end text:name="__RefHeading__171_1909065033"/></text:h>
      <table:table table:name="Tabela2" table:style-name="Tabela2">
        <table:table-column table:style-name="Tabela2.A"/>
        <table:table-column table:style-name="Tabela2.B"/>
        <table:table-column table:style-name="Tabela2.A"/>
        <table:table-row>
          <table:table-cell table:style-name="Tabela2.A1" office:value-type="string">
            <text:p text:style-name="P30">ID</text:p>
          </table:table-cell>
          <table:table-cell table:style-name="Tabela2.B1" office:value-type="string">
            <text:p text:style-name="P30">Nome Ator</text:p>
          </table:table-cell>
          <table:table-cell table:style-name="Tabela2.B1" office:value-type="string">
            <text:p text:style-name="P30">Descrição do Ator</text:p>
          </table:table-cell>
        </table:table-row>
        <table:table-row>
          <table:table-cell table:style-name="Tabela2.A2" office:value-type="string">
            <text:p text:style-name="P29">Ator – 01</text:p>
          </table:table-cell>
          <table:table-cell table:style-name="Tabela2.B2" office:value-type="string">
            <text:p text:style-name="P29">Visitante</text:p>
          </table:table-cell>
          <table:table-cell table:style-name="Tabela2.B2" office:value-type="string">
            <text:p text:style-name="P29">Qualquer pessoa que visitar o sistema, sem estar autenticado por login/senha etc...etc...</text:p>
          </table:table-cell>
        </table:table-row>
      </table:table>
      <text:p text:style-name="Text_20_body"/>
      <text:h text:style-name="P12" text:outline-level="2"><text:bookmark-start text:name="__RefHeading__173_1909065033"/><text:bookmark text:name="_Toc418778207"/>Identificação dos Casos de Uso<text:bookmark-end text:name="__RefHeading__173_1909065033"/></text:h>
      <text:p text:style-name="Text_20_body"/>
      <table:table table:name="Tabela3" table:style-name="Tabela3">
        <table:table-column table:style-name="Tabela3.A"/>
        <table:table-column table:style-name="Tabela3.B"/>
        <table:table-column table:style-name="Tabela3.A"/>
        <table:table-row>
          <table:table-cell table:style-name="Tabela3.A1" office:value-type="string">
            <text:p text:style-name="P30">ID</text:p>
          </table:table-cell>
          <table:table-cell table:style-name="Tabela3.B1" office:value-type="string">
            <text:p text:style-name="P30">Caso de Uso</text:p>
          </table:table-cell>
          <table:table-cell table:style-name="Tabela3.B1" office:value-type="string">
            <text:p text:style-name="P30">Descrição</text:p>
          </table:table-cell>
        </table:table-row>
        <table:table-row>
          <table:table-cell table:style-name="Tabela3.A2" office:value-type="string">
            <text:p text:style-name="P29">UC – 01</text:p>
          </table:table-cell>
          <table:table-cell table:style-name="Tabela3.B2" office:value-type="string">
            <text:p text:style-name="P29">Efetuar login</text:p>
          </table:table-cell>
          <table:table-cell table:style-name="Tabela3.B2" office:value-type="string">
            <text:p text:style-name="P29">Autenticação de usuários (Cliente, Operador e Administrador) cadastrados no sistema, permitindo a realização de operações na área restrita do portal.etc...etc..</text:p>
          </table:table-cell>
        </table:table-row>
      </table:table>
      <text:p text:style-name="Text_20_body"/>
      <text:h text:style-name="P12" text:outline-level="2"><text:bookmark-start text:name="__RefHeading__175_1909065033"/><text:bookmark text:name="_Toc418778208"/>Diagrama de Caso de Uso<text:bookmark-end text:name="__RefHeading__175_1909065033"/></text:h>
      <text:p text:style-name="Text_20_body">&lt; insira os diagramas de casos de uso do sistema.&gt;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25" text:outline-level="1"><text:bookmark-start text:name="__RefHeading__177_1909065033"/><text:soft-page-break/>6.<text:span text:style-name="T2"> </text:span>Detalhamento do Casos de Uso<text:bookmark-end text:name="__RefHeading__177_1909065033"/></text:h>
      <text:p text:style-name="Text_20_body"/>
      <text:p text:style-name="P3"><text:span text:style-name="T6">6.1</text:span> <text:span text:style-name="T6">Caso de Uso: UC-01 Efetuar Login</text:span><text:span text:style-name="T5"> </text:span></text:p>
      <text:p text:style-name="P3"/>
      <text:p text:style-name="P3"><text:span text:style-name="T8">Descrição:</text:span> <text:span text:style-name="T7">Este caso de uso especifica a ação de autenticação que um usuário executa no sistema, com objetivo de se conectar na aplicação. Apenas usuários cadastrados podem se autenticar no sistema. O usuário fornece seus dados básicos de autenticação e, após a validação no sistema, o usuário torna-se apto a realizar operações da área restrita do sistema. Os usuários se dividem em: a) cliente (usuário habilitado a comprar pacotes de viagem pelo sistema), b) operador (usuário que opera o sistema, habilitado a manter os cadastros do portal e consultar os pacotes adquiridos pelos clientes), c) administrador (usuário habilitado a realizar as configurações de segurança e ações de administração do sistema).</text:span></text:p>
      <text:p text:style-name="P3"/>
      <text:p text:style-name="P16">(a) Atores: Cliente, Operador, Administrador. </text:p>
      <text:p text:style-name="P16">(b) Pré-condições: </text:p>
      <text:p text:style-name="P18">1. O ator deve estar cadastrado no sistema. </text:p>
      <text:p text:style-name="P19">(c) Pós-condições: </text:p>
      <text:p text:style-name="P18">1. O ator fica habilitado a realizar ações na área restrita do sistema. </text:p>
      <text:p text:style-name="P19">(d) Requisitos funcionais: </text:p>
      <text:p text:style-name="P20">1. RF28. O portal deve prover uma interface para clientes, operadores e administradores se autenticarem no sistema </text:p>
      <text:p text:style-name="P16">(e) Requisitos não funcionais:</text:p>
      <text:p text:style-name="P20">1. RNF01- O portal deve registrar em um log as opera- ções realizadas no sistema para permitir auditoria.</text:p>
      <text:p text:style-name="P20">2. RNF06. Impedir acesso ao sistema a usuários bloqueados.</text:p>
      <text:p text:style-name="P3"/>
      <text:p text:style-name="P5">Fluxo Básico: </text:p>
      <text:p text:style-name="P16">1. O ator decide se autenticar no sistema. </text:p>
      <text:p text:style-name="P16">2. O sistema solicita as informações obrigatórias para a autenticação:</text:p>
      <text:p text:style-name="P18">1. E-mail </text:p>
      <text:p text:style-name="P18">2. Senha </text:p>
      <text:p text:style-name="P16">3. O ator informa os dados de autenticação. </text:p>
      <text:p text:style-name="P16">4. O sistema valida os dados de autenticação. </text:p>
      <text:p text:style-name="P19">5. O sistema registra em histórico (log) a autenticação realizada pelo ator. Os seguintes dados são armazenados: </text:p>
      <text:p text:style-name="P18">1. Usuário </text:p>
      <text:p text:style-name="P18">2. Grupo de Usuário</text:p>
      <text:p text:style-name="P18">3. Data </text:p>
      <text:p text:style-name="P19">6. O sistema habilita as ações relacionadas ao grupo de usuário ao qual pertence o ator. </text:p>
      <text:p text:style-name="P19"><text:soft-page-break/>7. O sistema informa que a autenticação foi realizada com sucesso.</text:p>
      <text:p text:style-name="P3"><text:s/><text:span text:style-name="T4">O caso de uso se encerra.</text:span></text:p>
      <text:p text:style-name="P5">Fluxo Alternativo A: </text:p>
      <text:p text:style-name="P19">1. No passo 4 do Fluxo Básico, caso haja algum erro na autenticação relacionado aos dados informados: </text:p>
      <text:p text:style-name="P16">2. O sistema informa o erro ao ator. </text:p>
      <text:p text:style-name="P16">3. O fluxo retorna ao passo 2 do fluxo básico. </text:p>
      <text:p text:style-name="P16"/>
      <text:p text:style-name="P5">Fluxo Alternativo B: </text:p>
      <text:p text:style-name="P16">1. No passo 4 do Fluxo Básico, caso o sistema identifique que ator está bloqueado: </text:p>
      <text:p text:style-name="P16">2. O sistema informa o erro ao ator.</text:p>
      <text:p text:style-name="P16">3. O fluxo retorna ao passo 2 do fluxo básico.</text:p>
      <text:p text:style-name="P16"/>
      <text:h text:style-name="P21" text:outline-level="1"><text:bookmark-start text:name="__RefHeading__179_1909065033"/>7.<text:span text:style-name="T2"> </text:span>Modelo Entidade Relacionamento<text:bookmark-end text:name="__RefHeading__179_1909065033"/></text:h>
      <text:p text:style-name="P15">&lt;insira o desenho do MER do seu sistema aqui &gt;</text:p>
      <text:p text:style-name="P17"/>
      <text:h text:style-name="Heading_20_1" text:outline-level="1"><text:bookmark-start text:name="__RefHeading__181_1909065033"/>8.<text:span text:style-name="T2"> </text:span>Modelo Relacional<text:bookmark-end text:name="__RefHeading__181_1909065033"/></text:h>
      <text:p text:style-name="P15">&lt;insira o desenho do MREL do seu sistema aqui &gt;</text:p>
      <text:p text:style-name="P1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7T16:11:03.810000000</meta:creation-date>
    <dc:date>2015-05-14T15:53:18.753000000</dc:date>
    <meta:editing-duration>PT10M59S</meta:editing-duration>
    <meta:editing-cycles>9</meta:editing-cycles>
    <meta:generator>LibreOffice/4.1.4.2$Windows_x86 LibreOffice_project/0a0440ccc0227ad9829de5f46be37cfb6edcf72</meta:generator>
    <meta:document-statistic meta:table-count="3" meta:image-count="0" meta:object-count="0" meta:page-count="12" meta:paragraph-count="140" meta:word-count="1097" meta:character-count="7063" meta:non-whitespace-character-count="6061"/>
  </office:meta>
</office:document-meta>
</file>